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0F9AAAFCD0.png" manifest:media-type="image/png"/>
  <manifest:file-entry manifest:full-path="Pictures/100000010000073F000003697ADB04CB.png" manifest:media-type="image/png"/>
  <manifest:file-entry manifest:full-path="Pictures/100000010000073F00000369C03571A8.png" manifest:media-type="image/png"/>
  <manifest:file-entry manifest:full-path="Pictures/10000001000005BA0000027C379E16DF.png" manifest:media-type="image/png"/>
  <manifest:file-entry manifest:full-path="Pictures/100000010000073F00000369867D3BD3.png" manifest:media-type="image/png"/>
  <manifest:file-entry manifest:full-path="Pictures/10000001000003940000020C247E4193.png" manifest:media-type="image/png"/>
  <manifest:file-entry manifest:full-path="Pictures/10000001000005BA00000284BC7C8893.png" manifest:media-type="image/png"/>
  <manifest:file-entry manifest:full-path="Pictures/10000001000003940000010EAE637647.png" manifest:media-type="image/png"/>
  <manifest:file-entry manifest:full-path="Pictures/100000010000037E000001D6F7E634A2.png" manifest:media-type="image/png"/>
  <manifest:file-entry manifest:full-path="Pictures/10000001000004350000017BD01AF8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52in" svg:y="0.0772in" svg:width="6.6929in" svg:height="2.3547in" draw:z-index="0"><draw:image xlink:href="Pictures/10000001000004350000017BD01AF8AF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width="6.6929in" svg:height="3.5181in" draw:z-index="1"><draw:image xlink:href="Pictures/100000010000037E000001D6F7E634A2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3" text:anchor-type="char" svg:width="6.6929in" svg:height="1.972in" draw:z-index="2"><draw:image xlink:href="Pictures/10000001000003940000010EAE6376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in" svg:y="0.1146in" svg:width="6.6929in" svg:height="3.8283in" draw:z-index="3"><draw:image xlink:href="Pictures/10000001000003940000020C247E4193.png" xlink:type="simple" xlink:show="embed" xlink:actuate="onLoad" draw:mime-type="image/png"/></draw:frame><text:soft-page-break/></text:p>
      <text:p text:style-name="Standard"/>
      <text:p text:style-name="Standard"><draw:frame draw:style-name="fr2" draw:name="Image5" text:anchor-type="char" svg:width="6.6929in" svg:height="3.1492in" draw:z-index="4"><draw:image xlink:href="Pictures/100000010000073F00000369C03571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char" svg:width="6.6929in" svg:height="3.1492in" draw:z-index="6"><draw:image xlink:href="Pictures/100000010000073F000003697ADB04CB.png" xlink:type="simple" xlink:show="embed" xlink:actuate="onLoad" draw:mime-type="image/png"/></draw:frame><text:soft-page-break/></text:p>
      <text:p text:style-name="Standard"/>
      <text:p text:style-name="Standard"><draw:frame draw:style-name="fr1" draw:name="Image6" text:anchor-type="char" svg:x="-0.1146in" svg:y="0.5583in" svg:width="6.6929in" svg:height="3.1492in" draw:z-index="5"><draw:image xlink:href="Pictures/100000010000073F00000369867D3B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-0.1252in" svg:y="-0.5209in" svg:width="6.6929in" svg:height="2.9035in" draw:z-index="7"><draw:image xlink:href="Pictures/10000001000005BA0000027C379E16DF.png" xlink:type="simple" xlink:show="embed" xlink:actuate="onLoad" draw:mime-type="image/png"/></draw:frame><text:soft-page-break/><text:tab/><text:tab/></text:p>
      <text:p text:style-name="Standard"/>
      <text:p text:style-name="Standard"/>
      <text:p text:style-name="Standard"><draw:frame draw:style-name="fr1" draw:name="Image9" text:anchor-type="char" svg:x="-0.0626in" svg:y="0.1291in" svg:width="6.6929in" svg:height="2.4055in" draw:z-index="8"><draw:image xlink:href="Pictures/10000001000005BA0000020F9AAAFCD0.png" xlink:type="simple" xlink:show="embed" xlink:actuate="onLoad" draw:mime-type="image/png"/></draw:frame></text:p>
      <text:p text:style-name="Standard"/>
      <text:p text:style-name="Standard"><draw:frame draw:style-name="fr2" draw:name="Image10" text:anchor-type="char" svg:width="6.6929in" svg:height="2.9398in" draw:z-index="9"><draw:image xlink:href="Pictures/10000001000005BA00000284BC7C88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23:30:41.012384634</meta:creation-date>
    <meta:generator>LibreOffice/25.8.4.2$Linux_X86_64 LibreOffice_project/580$Build-2</meta:generator>
    <dc:date>2026-02-11T20:03:11.650665648</dc:date>
    <meta:editing-duration>PT1H43M26S</meta:editing-duration>
    <meta:editing-cycles>8</meta:editing-cycles>
    <meta:document-statistic meta:table-count="0" meta:image-count="10" meta:object-count="0" meta:page-count="4" meta:paragraph-count="1" meta:word-count="0" meta:character-count="2" meta:non-whitespace-character-count="0"/>
  </office:meta>
</office:document-meta>
</file>